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5cm" table:align="left" style:writing-mode="page"/>
    </style:style>
    <style:style style:name="Table1.A" style:family="table-column">
      <style:table-column-properties style:column-width="0.894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11.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7162" officeooo:paragraph-rsid="00157162"/>
    </style:style>
    <style:style style:name="P2" style:family="paragraph" style:parent-style-name="Text_20_body">
      <style:text-properties officeooo:rsid="00188254" officeooo:paragraph-rsid="00188254"/>
    </style:style>
    <style:style style:name="P3" style:family="paragraph" style:parent-style-name="Text_20_body">
      <style:text-properties officeooo:paragraph-rsid="001a31a6"/>
    </style:style>
    <style:style style:name="P4" style:family="paragraph" style:parent-style-name="Text_20_body">
      <style:text-properties fo:font-size="72pt" fo:letter-spacing="-0.071cm" officeooo:rsid="00157162" officeooo:paragraph-rsid="00157162" style:font-size-asian="72pt" style:font-size-complex="72pt" style:text-scale="50%"/>
    </style:style>
    <style:style style:name="P5" style:family="paragraph" style:parent-style-name="Text_20_body">
      <style:text-properties style:font-name="Charis SIL Compact" officeooo:rsid="0016a6f6" officeooo:paragraph-rsid="0016a6f6" style:font-size-asian="10.5pt"/>
    </style:style>
    <style:style style:name="P6" style:family="paragraph" style:parent-style-name="Text_20_body">
      <style:text-properties style:font-name="Charis SIL Compact" officeooo:rsid="001a31a6" officeooo:paragraph-rsid="001a31a6" style:font-size-asian="10.5pt"/>
    </style:style>
    <style:style style:name="P7" style:family="paragraph" style:parent-style-name="Title">
      <style:text-properties style:font-name="Helvetica Neue" fo:font-size="28pt" fo:font-weight="250" officeooo:rsid="00157162" officeooo:paragraph-rsid="00157162" style:font-name-asian="SimSun" style:font-size-asian="18pt" style:font-weight-asian="bold" style:font-name-complex="Lucida Sans Unicode" style:font-size-complex="18pt" style:font-weight-complex="bold"/>
    </style:style>
    <style:style style:name="P8" style:family="paragraph" style:parent-style-name="Heading_20_1">
      <style:text-properties fo:color="#000080" loext:opacity="100%" style:font-name="Andika New Basic Compact1" fo:font-size="21pt" fo:font-weight="bold" officeooo:rsid="00157162" officeooo:paragraph-rsid="00157162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9" style:family="paragraph" style:parent-style-name="Heading_20_1">
      <style:text-properties officeooo:paragraph-rsid="00239851"/>
    </style:style>
    <style:style style:name="P10" style:family="paragraph" style:parent-style-name="Heading_20_1">
      <style:text-properties officeooo:paragraph-rsid="0025490d"/>
    </style:style>
    <style:style style:name="P11" style:family="paragraph" style:parent-style-name="Table_20_Contents">
      <style:text-properties officeooo:rsid="00239851" officeooo:paragraph-rsid="00239851"/>
    </style:style>
    <style:style style:name="P12" style:family="paragraph" style:parent-style-name="Table_20_Contents">
      <style:text-properties officeooo:rsid="00253c52" officeooo:paragraph-rsid="00253c52"/>
    </style:style>
    <style:style style:name="P13" style:family="paragraph" style:parent-style-name="Text_20_body" style:list-style-name="L1">
      <style:text-properties officeooo:rsid="00188254" officeooo:paragraph-rsid="00188254"/>
    </style:style>
    <style:style style:name="P14" style:family="paragraph" style:parent-style-name="Text_20_body" style:list-style-name="L2">
      <style:text-properties style:font-name="Charis SIL Compact" officeooo:rsid="001ca080" officeooo:paragraph-rsid="001ca080" style:font-size-asian="10.5pt"/>
    </style:style>
    <style:style style:name="P15" style:family="paragraph" style:parent-style-name="Text_20_body">
      <style:text-properties officeooo:rsid="00239851" officeooo:paragraph-rsid="00239851"/>
    </style:style>
    <style:style style:name="P16" style:family="paragraph" style:parent-style-name="Text_20_body" style:list-style-name="L3">
      <style:text-properties officeooo:rsid="00239851" officeooo:paragraph-rsid="00239851"/>
    </style:style>
    <style:style style:name="P17" style:family="paragraph" style:parent-style-name="Text_20_body">
      <style:text-properties officeooo:rsid="0016a6f6" officeooo:paragraph-rsid="0016a6f6"/>
    </style:style>
    <style:style style:name="P18" style:family="paragraph" style:parent-style-name="Text_20_body">
      <style:text-properties officeooo:rsid="0025490d" officeooo:paragraph-rsid="0025490d"/>
    </style:style>
    <style:style style:name="T1" style:family="text">
      <style:text-properties fo:color="#000080" loext:opacity="100%" style:font-name="Andika New Basic Compact1" fo:font-size="21pt" fo:font-weight="bold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2" style:family="text">
      <style:text-properties fo:color="#000080" loext:opacity="100%" style:font-name="Andika New Basic Compact1" fo:font-size="21pt" fo:font-weight="bold" officeooo:rsid="00157162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3" style:family="text">
      <style:text-properties fo:color="#000080" loext:opacity="100%" style:font-name="Andika New Basic Compact1" fo:font-size="21pt" fo:font-weight="bold" officeooo:rsid="00239851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4" style:family="text">
      <style:text-properties fo:color="#000080" loext:opacity="100%" style:font-name="Andika New Basic Compact1" fo:font-size="21pt" fo:font-weight="bold" officeooo:rsid="0025490d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5" style:family="text">
      <style:text-properties officeooo:rsid="0016a6f6"/>
    </style:style>
    <style:style style:name="T6" style:family="text">
      <style:text-properties style:font-name="Charis SIL Compact" style:font-size-asian="10.5pt"/>
    </style:style>
    <style:style style:name="T7" style:family="text">
      <style:text-properties style:font-name="Charis SIL Compact" officeooo:rsid="0016a6f6" style:font-size-asian="10.5pt"/>
    </style:style>
    <style:style style:name="T8" style:family="text">
      <style:text-properties style:font-name="Charis SIL Compact" officeooo:rsid="00213477" style:font-size-asian="10.5pt"/>
    </style:style>
    <style:style style:name="T9" style:family="text">
      <style:text-properties style:font-name="Charis SIL Compact" officeooo:rsid="001fb266"/>
    </style:style>
    <style:style style:name="T10" style:family="text">
      <style:text-properties officeooo:rsid="001a31a6"/>
    </style:style>
    <style:style style:name="T11" style:family="text">
      <style:text-properties officeooo:rsid="001bbcee"/>
    </style:style>
    <style:style style:name="T12" style:family="text">
      <style:text-properties officeooo:rsid="001da704"/>
    </style:style>
    <style:style style:name="T13" style:family="text">
      <style:text-properties officeooo:rsid="00253c52"/>
    </style:style>
    <style:style style:name="T14" style:family="text">
      <style:text-properties officeooo:rsid="002549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lossy rewrite</text:p>
      <text:h text:style-name="P8" text:outline-level="1">Changes required</text:h>
      <text:p text:style-name="P1"><text:span text:style-name="T5">Lexicon </text:span><text:span text:style-name="T7">s</text:span>tructure has changed:</text:p>
      <text:p text:style-name="P1"/>
      <text:p text:style-name="P2">Lexicon location changed:</text:p>
      <text:list xml:id="list2975624351" text:style-name="L1">
        <text:list-item>
          <text:p text:style-name="P13"/>
        </text:list-item>
      </text:list>
      <text:p text:style-name="P2">Standalone <text:span text:style-name="T10">python </text:span><text:span text:style-name="T11">installer for </text:span></text:p>
      <text:p text:style-name="P1"/>
      <text:p text:style-name="P15">16</text:p>
      <text:p text:style-name="P4"><text:span text:style-name="T9">{</text:span><text:span text:style-name="T12">∬</text:span><text:span text:style-name="T9">}</text:span></text:p>
      <text:h text:style-name="P9" text:outline-level="1"><text:span text:style-name="T2">g</text:span><text:span text:style-name="T3">lossy9</text:span></text:h>
      <text:p text:style-name="P15">Update for PT8/9.</text:p>
      <text:p text:style-name="P15">Use python to generate HTML file and show that.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5553313726976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Proof of concept</text:p>
          </table:table-cell>
          <table:table-cell table:style-name="Table1.C1" office:value-type="string">
            <text:p text:style-name="P11">Fixed file names read in and write out to file or to stdout</text:p>
            <text:p text:style-name="P11">Check and update </text:p>
            <text:p text:style-name="P11">DONE</text:p>
          </table:table-cell>
        </table:table-row>
        <table:table-row table:style-name="TableLine105553313726976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Arguments</text:p>
          </table:table-cell>
          <table:table-cell table:style-name="Table1.C2" office:value-type="string">
            <text:p text:style-name="P11">Supply input file name</text:p>
            <text:p text:style-name="P11">Supply output file name</text:p>
            <text:p text:style-name="P11"/>
          </table:table-cell>
        </table:table-row>
        <table:table-row table:style-name="TableLine105553313726976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Fix HTML</text:p>
          </table:table-cell>
          <table:table-cell table:style-name="Table1.C2" office:value-type="string">
            <text:p text:style-name="P11">errors on the tablesorter</text:p>
          </table:table-cell>
        </table:table-row>
        <table:table-row table:style-name="TableLine105553313726976"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Fix search</text:p>
          </table:table-cell>
          <table:table-cell table:style-name="Table1.C2" office:value-type="string">
            <text:p text:style-name="P11">search replaces the actual data rather than highlighting, and for regexp that’s a problem.</text:p>
            <text:p text:style-name="P11">Change sort reversal double-click to a right-click or long-press menu.</text:p>
          </table:table-cell>
        </table:table-row>
        <table:table-row table:style-name="TableLine105553313726976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Walk dir</text:p>
          </table:table-cell>
          <table:table-cell table:style-name="Table1.C2" office:value-type="string">
            <text:p text:style-name="P11">Find PT projects folder <text:span text:style-name="T13">from defaults or registry.</text:span></text:p>
            <text:p text:style-name="P12">Config file for MPP folder location.</text:p>
            <text:p text:style-name="P11">Walk whole folder. <text:span text:style-name="T6">Save transformed lexicons in local folder</text:span>.</text:p>
            <text:p text:style-name="P12">Create index file.</text:p>
          </table:table-cell>
        </table:table-row>
        <table:table-row table:style-name="TableLine105553313726976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Distribution</text:p>
          </table:table-cell>
          <table:table-cell table:style-name="Table1.C2" office:value-type="string">
            <text:p text:style-name="P11"><text:span text:style-name="T6">P</text:span>ackage Python as executable.</text:p>
            <text:p text:style-name="P12"><text:soft-page-break/>If run without arguments and without finding auto folder, then </text:p>
          </table:table-cell>
        </table:table-row>
      </table:table>
      <text:list xml:id="list1231060563" text:style-name="L3">
        <text:list-item>
          <text:p text:style-name="P16"/>
        </text:list-item>
        <text:list-item>
          <text:p text:style-name="P16"/>
        </text:list-item>
      </text:list>
      <text:h text:style-name="P10" text:outline-level="1"><text:span text:style-name="T4">Glossier</text:span></text:h>
      <text:p text:style-name="P18">Go beyond Glossy to <text:span text:style-name="T6">show more details and allow editing and tidying the Lexicon.</text:span></text:p>
      <text:h text:style-name="Heading_20_2" text:outline-level="2">New features</text:h>
      <text:p text:style-name="P5">Instead of copying and changing Lexicon.xml, can we load the xml files</text:p>
      <text:p text:style-name="P5"/>
      <text:p text:style-name="P5">comparative texts</text:p>
      <text:list xml:id="list856864895" text:style-name="L2">
        <text:list-item>
          <text:p text:style-name="P14">Search </text:p>
        </text:list-item>
        <text:list-item>
          <text:p text:style-name="P14">Add parallel columns</text:p>
        </text:list-item>
      </text:list>
      <text:p text:style-name="P6">python3</text:p>
      <text:p text:style-name="P3"><text:span text:style-name="T7">j</text:span><text:span text:style-name="T8">Q</text:span>uery 1.12</text:p>
      <text:p text:style-name="P17">update the table?</text:p>
      <text:p text:style-name="P17"/>
      <text:p text:style-name="P17"/>
      <text:p text:style-name="P15">Features requir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Arial" fo:font-family="Arial" style:font-style-name="Regular" style:font-family-generic="swiss" style:font-pitch="variable" fo:font-size="28pt" fo:font-weight="normal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8T19:17:20.260946616</meta:creation-date>
    <meta:editing-duration>P5DT14M33S</meta:editing-duration>
    <meta:editing-cycles>10</meta:editing-cycles>
    <meta:generator>LibreOffice/7.1.5.2$MacOSX_X86_64 LibreOffice_project/85f04e9f809797b8199d13c421bd8a2b025d52b5</meta:generator>
    <dc:title>Standard with Andika and Charis</dc:title>
    <meta:initial-creator>David Rowbory</meta:initial-creator>
    <dc:date>2023-01-03T12:14:24.361590140</dc:date>
    <dc:creator>David Rowbory</dc:creator>
    <meta:document-statistic meta:table-count="1" meta:image-count="0" meta:object-count="0" meta:page-count="2" meta:paragraph-count="50" meta:word-count="188" meta:character-count="1102" meta:non-whitespace-character-count="962"/>
    <meta:template xlink:type="simple" xlink:actuate="onRequest" xlink:title="Standard with Andika and Charis" xlink:href="../../../../../../Library/Application%20Support/LibreOffice/4/user/template/Standard%20with%20Andika%20and%20Charis.ott" meta:date="2022-01-10T15:15:18.435935877"/>
  </office:meta>
</office:document-meta>
</file>